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6AFF3FDFBF10576.png" manifest:media-type="image/png"/>
  <manifest:file-entry manifest:full-path="Pictures/100002010000078000000438C14DC1E6005ECAE7.png" manifest:media-type="image/png"/>
  <manifest:file-entry manifest:full-path="Pictures/100002010000078000000438A833EBDA07D503CE.png" manifest:media-type="image/png"/>
  <manifest:file-entry manifest:full-path="Pictures/1000020100000780000004389415BBD3B18E4FED.png" manifest:media-type="image/png"/>
  <manifest:file-entry manifest:full-path="Pictures/100002010000078000000438135287D0E4EFC74C.png" manifest:media-type="image/png"/>
  <manifest:file-entry manifest:full-path="Pictures/100002010000078000000438065A6A7D35CAD543.png" manifest:media-type="image/png"/>
  <manifest:file-entry manifest:full-path="Pictures/100002010000078000000438D8ECCD61B719B466.png" manifest:media-type="image/png"/>
  <manifest:file-entry manifest:full-path="Pictures/1000020100000780000004389481DA4F2A834E4F.png" manifest:media-type="image/png"/>
  <manifest:file-entry manifest:full-path="Pictures/1000020100000780000004381C553C67055F7292.png" manifest:media-type="image/png"/>
  <manifest:file-entry manifest:full-path="Pictures/1000020100000780000004383D5AB1C18BB8E6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ize="15pt" style:text-underline-style="solid" style:text-underline-width="auto" style:text-underline-color="font-color" fo:font-weight="bold" officeooo:rsid="0011f39f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85cm, 0cm, 0cm, 2.15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74cm, 0cm, 0cm, 2.31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95cm, 0cm, 0cm, 2.23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349cm, 0cm, 0cm, 1.9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228cm, 0cm, 0cm, 1.7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228cm, 0cm, 0cm, 2.15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233cm, 0cm, 0cm, 1.90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134cm, 0cm, 0cm, 2.06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cm, 0cm, 0cm, 1.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111cm, 0cm, 0cm, 1.99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ab/><text:span text:style-name="T1">User Section Of student Management system</text:span></text:p>
      <text:p text:style-name="Standard"><text:span text:style-name="T1"/></text:p>
      <text:p text:style-name="Standard"><text:span text:style-name="T1"/></text:p>
      <text:p text:style-name="Standard"><draw:frame draw:style-name="fr10" draw:name="Image1" text:anchor-type="char" svg:x="0.43cm" svg:y="0.161cm" svg:width="16.332cm" svg:height="9.19cm" draw:z-index="0"><draw:image xlink:href="Pictures/1000020100000780000004383D5AB1C18BB8E6BA.png" xlink:type="simple" xlink:show="embed" xlink:actuate="onLoad" loext:mime-type="image/png"/></draw:frame><text:span text:style-name="T1"/></text:p>
      <text:p text:style-name="Standard"><text:span text:style-name="T1"/></text:p>
      <text:p text:style-name="Standard"><draw:frame draw:style-name="fr9" draw:name="Image2" text:anchor-type="char" svg:x="0.616cm" svg:y="0.335cm" svg:width="16.385cm" svg:height="9.227cm" draw:z-index="1"><draw:image xlink:href="Pictures/1000020100000780000004381C553C67055F7292.png" xlink:type="simple" xlink:show="embed" xlink:actuate="onLoad" loext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8" draw:name="Image3" text:anchor-type="char" svg:x="0.986cm" svg:y="0.714cm" svg:width="15.693cm" svg:height="8.848cm" draw:z-index="2"><draw:image xlink:href="Pictures/1000020100000780000004389481DA4F2A834E4F.png" xlink:type="simple" xlink:show="embed" xlink:actuate="onLoad" loext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7" draw:name="Image4" text:anchor-type="char" svg:x="0.96cm" svg:y="0.413cm" svg:width="15.693cm" svg:height="9.149cm" draw:z-index="3"><draw:image xlink:href="Pictures/100002010000078000000438135287D0E4EFC74C.png" xlink:type="simple" xlink:show="embed" xlink:actuate="onLoad" loext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draw:frame draw:style-name="fr6" draw:name="Image5" text:anchor-type="char" svg:x="0.721cm" svg:y="0.411cm" svg:width="16.279cm" svg:height="9.151cm" draw:z-index="4"><draw:image xlink:href="Pictures/1000020100000780000004389415BBD3B18E4FED.png" xlink:type="simple" xlink:show="embed" xlink:actuate="onLoad" loext:mime-type="image/png"/></draw:frame><draw:frame draw:style-name="fr5" draw:name="Image6" text:anchor-type="char" svg:x="0.589cm" svg:y="9.142cm" svg:width="16.411cm" svg:height="9.151cm" draw:z-index="5"><draw:image xlink:href="Pictures/100002010000078000000438C14DC1E6005ECAE7.png" xlink:type="simple" xlink:show="embed" xlink:actuate="onLoad" loext:mime-type="image/png"/></draw:frame><text:span text:style-name="T1"><text:s text:c="20"/>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4" draw:name="Image7" text:anchor-type="char" svg:x="0.669cm" svg:y="0.452cm" svg:width="16.332cm" svg:height="9.11cm" draw:z-index="6"><draw:image xlink:href="Pictures/100002010000078000000438D6AFF3FDFBF10576.png" xlink:type="simple" xlink:show="embed" xlink:actuate="onLoad" loext:mime-type="image/png"/></draw:frame><text:soft-page-break/><text:span text:style-name="T1"><text:s text:c="5"/>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3" draw:name="Image8" text:anchor-type="char" svg:x="0.801cm" svg:y="0.388cm" svg:width="16.252cm" svg:height="9.095cm" draw:z-index="7"><draw:image xlink:href="Pictures/100002010000078000000438D8ECCD61B719B466.png" xlink:type="simple" xlink:show="embed" xlink:actuate="onLoad" loext:mime-type="image/png"/></draw:frame><text:span text:style-name="T1"><text:s text:c="3"/>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draw:frame draw:style-name="fr2" draw:name="Image9" text:anchor-type="char" svg:x="0.774cm" svg:y="0.36cm" svg:width="16.226cm" svg:height="9.202cm" draw:z-index="8"><draw:image xlink:href="Pictures/100002010000078000000438065A6A7D35CAD543.png" xlink:type="simple" xlink:show="embed" xlink:actuate="onLoad" loext:mime-type="image/png"/></draw:frame><text:span text:style-name="T1"><text:s text:c="3"/></text:span></text:p>
      <text:p text:style-name="Standard"><text:span text:style-name="T1"/></text:p>
      <text:p text:style-name="Standard"><draw:frame draw:style-name="fr1" draw:name="Image10" text:anchor-type="char" svg:x="0.457cm" svg:y="0.746cm" svg:width="16.279cm" svg:height="9.266cm" draw:z-index="9"><draw:image xlink:href="Pictures/100002010000078000000438A833EBDA07D503CE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23:29:37.127253845</meta:creation-date>
    <dc:date>2021-05-24T23:43:43.210473579</dc:date>
    <meta:editing-duration>PT14M6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5" meta:paragraph-count="5" meta:word-count="6" meta:character-count="73" meta:non-whitespace-character-count="36"/>
  </office:meta>
</office:document-meta>
</file>